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video circuit</text:p>
          </table:table-cell>
          <table:table-cell table:number-columns-repeated="2"/>
        </table:table-row>
        <table:table-row table:style-name="ro1">
          <table:table-cell office:value-type="string">
            <text:p>dual comp</text:p>
          </table:table-cell>
          <table:table-cell office:value-type="float" office:value="0.2">
            <text:p>0.2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fast comp</text:p>
          </table:table-cell>
          <table:table-cell office:value-type="float" office:value="3.5">
            <text:p>3.5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dac</text:p>
          </table:table-cell>
          <table:table-cell office:value-type="float" office:value="0.5">
            <text:p>0.5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input amp</text:p>
          </table:table-cell>
          <table:table-cell office:value-type="float" office:value="12">
            <text:p>12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output amp</text:p>
          </table:table-cell>
          <table:table-cell office:value-type="string">
            <text:p>6 mA</text:p>
          </table:table-cell>
          <table:table-cell/>
        </table:table-row>
        <table:table-row table:style-name="ro1">
          <table:table-cell office:value-type="string">
            <text:p>mux</text:p>
          </table:table-cell>
          <table:table-cell office:value-type="float" office:value="1">
            <text:p>1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output (gnd via 150 r)</text:p>
          </table:table-cell>
          <table:table-cell table:formula="of:=2000/150" office:value-type="float" office:value="13.3333333333333">
            <text:p>13.3333333333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total</text:p>
          </table:table-cell>
          <table:table-cell table:formula="of:=SUM([.B4:.B10])" office:value-type="float" office:value="30.5333333333333">
            <text:p>30.5333333333</text:p>
          </table:table-cell>
          <table:table-cell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</meta:initial-creator>
    <meta:creation-date>2014-11-20T08:48:15</meta:creation-date>
    <dc:date>2014-11-20T10:47:30</dc:date>
    <dc:creator>Andy </dc:creator>
    <meta:editing-duration>PT1H55M7S</meta:editing-duration>
    <meta:editing-cycles>3</meta:editing-cycles>
    <meta:generator>LibreOffice/3.5$Linux_x86 LibreOffice_project/350m1$Build-2</meta:generator>
    <meta:document-statistic meta:table-count="3" meta:cell-count="23" meta:object-count="0"/>
  </office:meta>
</office:document-meta>
</file>